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P2" style:family="paragraph" style:parent-style-name="Standard">
      <style:text-properties style:font-name="Sans-serif" fo:font-size="9pt" fo:font-style="normal" style:text-underline-style="none" fo:font-weight="normal" officeooo:rsid="0ca3acfc" officeooo:paragraph-rsid="0ca3acfc" style:font-size-asian="9pt" style:font-style-asian="normal" style:font-weight-asian="normal" style:font-size-complex="9pt" style:font-style-complex="normal" style:font-weight-complex="normal"/>
    </style:style>
    <style:style style:name="P3" style:family="paragraph" style:parent-style-name="Standard">
      <style:text-properties style:font-name="Sans-serif" fo:font-weight="bold" officeooo:rsid="09670ddb" officeooo:paragraph-rsid="0c9d100c" style:font-weight-asian="bold" style:font-weight-complex="bold"/>
    </style:style>
    <style:style style:name="P4" style:family="paragraph" style:parent-style-name="Standard">
      <style:text-properties style:font-name="Sans-serif" fo:font-weight="bold" officeooo:rsid="09670ddb" officeooo:paragraph-rsid="0c9e3678" style:font-weight-asian="bold" style:font-weight-complex="bold"/>
    </style:style>
    <style:style style:name="P5" style:family="paragraph" style:parent-style-name="Standard">
      <style:paragraph-properties fo:text-align="start" style:justify-single-word="false"/>
      <style:text-properties style:font-name="Sans-serif" fo:font-weight="bold" officeooo:rsid="0ca26832" officeooo:paragraph-rsid="0ca26832" style:font-weight-asian="bold" style:font-weight-complex="bold"/>
    </style:style>
    <style:style style:name="P6" style:family="paragraph" style:parent-style-name="Standard">
      <style:paragraph-properties fo:text-align="start" style:justify-single-word="false"/>
      <style:text-properties style:font-name="Sans-serif" fo:font-weight="bold" officeooo:rsid="0d2d18c7" officeooo:paragraph-rsid="0ca56c80" style:font-weight-asian="bold" style:font-weight-complex="bold"/>
    </style:style>
    <style:style style:name="P7" style:family="paragraph" style:parent-style-name="Standard">
      <style:text-properties style:font-name="Sans-serif" fo:font-weight="bold" officeooo:rsid="0caa8fd3" officeooo:paragraph-rsid="0caa8fd3" style:font-weight-asian="bold" style:font-weight-complex="bold"/>
    </style:style>
    <style:style style:name="P8" style:family="paragraph" style:parent-style-name="Standard">
      <style:text-properties style:font-name="Sans-serif" fo:font-weight="bold" officeooo:rsid="0caa8fd3" officeooo:paragraph-rsid="0cb61457" style:font-weight-asian="bold" style:font-weight-complex="bold"/>
    </style:style>
    <style:style style:name="P9" style:family="paragraph" style:parent-style-name="Standard">
      <style:text-properties style:font-name="Sans-serif" fo:font-weight="bold" officeooo:rsid="0caa8fd3" officeooo:paragraph-rsid="0cc067e6" style:font-weight-asian="bold" style:font-weight-complex="bold"/>
    </style:style>
    <style:style style:name="P10" style:family="paragraph" style:parent-style-name="Standard" style:list-style-name="L11">
      <loext:graphic-properties draw:fill="none"/>
      <style:paragraph-properties fo:background-color="transparent"/>
      <style:text-properties style:font-name="Sans-serif" fo:font-weight="bold" officeooo:rsid="0caa8fd3" officeooo:paragraph-rsid="0cfa05bc" style:font-weight-asian="bold" style:font-weight-complex="bold"/>
    </style:style>
    <style:style style:name="P11" style:family="paragraph" style:parent-style-name="Standard" style:list-style-name="L6">
      <style:text-properties style:font-name="Sans-serif" fo:font-weight="bold" officeooo:rsid="0cb61457" officeooo:paragraph-rsid="0cb61457" style:font-weight-asian="bold" style:font-weight-complex="bold"/>
    </style:style>
    <style:style style:name="P12" style:family="paragraph" style:parent-style-name="Standard" style:list-style-name="L6">
      <style:text-properties style:font-name="Sans-serif" fo:font-weight="bold" officeooo:rsid="0cb61793" officeooo:paragraph-rsid="0cb61793" style:font-weight-asian="bold" style:font-weight-complex="bold"/>
    </style:style>
    <style:style style:name="P13" style:family="paragraph" style:parent-style-name="Standard" style:list-style-name="L6">
      <style:text-properties style:font-name="Sans-serif" fo:font-weight="bold" officeooo:rsid="0cbb0cf2" officeooo:paragraph-rsid="0cbb0cf2" style:font-weight-asian="bold" style:font-weight-complex="bold"/>
    </style:style>
    <style:style style:name="P14" style:family="paragraph" style:parent-style-name="Standard" style:list-style-name="L7">
      <style:text-properties style:font-name="Sans-serif" fo:font-weight="bold" officeooo:rsid="0cbb0cf2" officeooo:paragraph-rsid="0cbb0cf2" style:font-weight-asian="bold" style:font-weight-complex="bold"/>
    </style:style>
    <style:style style:name="P15" style:family="paragraph" style:parent-style-name="Standard" style:list-style-name="L6">
      <style:text-properties style:font-name="Sans-serif" fo:font-weight="bold" officeooo:rsid="0cc4f4d4" officeooo:paragraph-rsid="0cebe815" style:font-weight-asian="bold" style:font-weight-complex="bold"/>
    </style:style>
    <style:style style:name="P16" style:family="paragraph" style:parent-style-name="Standard" style:list-style-name="L9">
      <style:text-properties style:font-name="Sans-serif" fo:font-weight="bold" officeooo:rsid="0cc90a86" officeooo:paragraph-rsid="0cc90a86" style:font-weight-asian="bold" style:font-weight-complex="bold"/>
    </style:style>
    <style:style style:name="P17" style:family="paragraph" style:parent-style-name="Standard" style:list-style-name="L9">
      <style:text-properties style:font-name="Sans-serif" fo:font-weight="bold" officeooo:rsid="0cc97048" officeooo:paragraph-rsid="0cc97048" style:font-weight-asian="bold" style:font-weight-complex="bold"/>
    </style:style>
    <style:style style:name="P18" style:family="paragraph" style:parent-style-name="Standard" style:list-style-name="L7">
      <style:text-properties style:font-name="Sans-serif" fo:font-weight="bold" officeooo:rsid="0cd426af" officeooo:paragraph-rsid="0cd426af" style:font-weight-asian="bold" style:font-weight-complex="bold"/>
    </style:style>
    <style:style style:name="P19" style:family="paragraph" style:parent-style-name="Standard" style:list-style-name="L7">
      <style:text-properties style:font-name="Sans-serif" fo:font-weight="bold" officeooo:rsid="0cf118ee" officeooo:paragraph-rsid="0cf118ee" style:font-weight-asian="bold" style:font-weight-complex="bold"/>
    </style:style>
    <style:style style:name="P20" style:family="paragraph" style:parent-style-name="Standard" style:list-style-name="L9">
      <style:text-properties style:font-name="Sans-serif" fo:font-weight="bold" officeooo:rsid="0d1484d0" officeooo:paragraph-rsid="0d1484d0" style:font-weight-asian="bold" style:font-weight-complex="bold"/>
    </style:style>
    <style:style style:name="P21" style:family="paragraph" style:parent-style-name="Standard" style:list-style-name="L9">
      <style:text-properties style:font-name="Sans-serif" fo:font-weight="bold" officeooo:rsid="0d204e57" officeooo:paragraph-rsid="0d204e57" style:font-weight-asian="bold" style:font-weight-complex="bold"/>
    </style:style>
    <style:style style:name="P22" style:family="paragraph" style:parent-style-name="Standard">
      <style:text-properties style:font-name="Sans-serif" officeooo:rsid="0caa8fd3" officeooo:paragraph-rsid="0caa8fd3"/>
    </style:style>
    <style:style style:name="P23" style:family="paragraph" style:parent-style-name="Standard" style:list-style-name="L8">
      <loext:graphic-properties draw:fill="none"/>
      <style:paragraph-properties fo:background-color="transparent"/>
      <style:text-properties style:font-name="Sans-serif" officeooo:rsid="0cc789c8" officeooo:paragraph-rsid="0cc789c8"/>
    </style:style>
    <style:style style:name="P24" style:family="paragraph" style:parent-style-name="Standard" style:list-style-name="L8">
      <loext:graphic-properties draw:fill="none"/>
      <style:paragraph-properties fo:background-color="transparent"/>
      <style:text-properties style:font-name="Sans-serif" officeooo:rsid="0cc86a40" officeooo:paragraph-rsid="0cc86a40"/>
    </style:style>
    <style:style style:name="P25" style:family="paragraph" style:parent-style-name="Standard" style:list-style-name="L8">
      <loext:graphic-properties draw:fill="none"/>
      <style:paragraph-properties fo:background-color="transparent"/>
      <style:text-properties style:font-name="Sans-serif" officeooo:rsid="0cc90a86" officeooo:paragraph-rsid="0cc90a86"/>
    </style:style>
    <style:style style:name="P26" style:family="paragraph" style:parent-style-name="Standard" style:list-style-name="L8">
      <loext:graphic-properties draw:fill="none"/>
      <style:paragraph-properties fo:background-color="transparent"/>
      <style:text-properties style:font-name="Sans-serif" officeooo:rsid="0cd28b53" officeooo:paragraph-rsid="0cd28b53"/>
    </style:style>
    <style:style style:name="P27" style:family="paragraph" style:parent-style-name="Standard">
      <style:text-properties fo:font-weight="bold" officeooo:rsid="0b43db55" officeooo:paragraph-rsid="0c85e599" style:font-weight-asian="bold" style:font-weight-complex="bold"/>
    </style:style>
    <style:style style:name="P28" style:family="paragraph" style:parent-style-name="Standard">
      <style:text-properties fo:font-weight="bold" officeooo:rsid="0c864c91" officeooo:paragraph-rsid="0c864c91" style:font-weight-asian="bold" style:font-weight-complex="bold"/>
    </style:style>
    <style:style style:name="P29" style:family="paragraph" style:parent-style-name="Standard">
      <style:text-properties fo:font-weight="bold" officeooo:rsid="0b63a8f9" officeooo:paragraph-rsid="0c8ab578" style:font-weight-asian="bold" style:font-weight-complex="bold"/>
    </style:style>
    <style:style style:name="P30" style:family="paragraph" style:parent-style-name="Standard">
      <style:text-properties fo:font-weight="bold" officeooo:rsid="0b63a8f9" officeooo:paragraph-rsid="0c983706" style:font-weight-asian="bold" style:font-weight-complex="bold"/>
    </style:style>
    <style:style style:name="P31" style:family="paragraph" style:parent-style-name="Standard">
      <style:text-properties fo:font-weight="bold" officeooo:rsid="0c8ab578" officeooo:paragraph-rsid="0c8ab578" style:font-weight-asian="bold" style:font-weight-complex="bold"/>
    </style:style>
    <style:style style:name="P32" style:family="paragraph" style:parent-style-name="Standard">
      <style:text-properties fo:font-weight="bold" officeooo:rsid="0c983706" officeooo:paragraph-rsid="0c983706" style:font-weight-asian="bold" style:font-weight-complex="bold"/>
    </style:style>
    <style:style style:name="P33" style:family="paragraph" style:parent-style-name="Standard">
      <style:text-properties fo:font-weight="bold" officeooo:rsid="0c9866df" officeooo:paragraph-rsid="0c9ba1b6" style:font-weight-asian="bold" style:font-weight-complex="bold"/>
    </style:style>
    <style:style style:name="P34" style:family="paragraph" style:parent-style-name="Standard">
      <style:text-properties fo:font-weight="bold" officeooo:rsid="0c9ba1b6" officeooo:paragraph-rsid="0c9ba1b6" style:font-weight-asian="bold" style:font-weight-complex="bold"/>
    </style:style>
    <style:style style:name="P35" style:family="paragraph" style:parent-style-name="Standard">
      <style:text-properties fo:font-weight="bold" officeooo:rsid="0c9c4141" officeooo:paragraph-rsid="0c9c4141" style:font-weight-asian="bold" style:font-weight-complex="bold"/>
    </style:style>
    <style:style style:name="P36" style:family="paragraph" style:parent-style-name="Standard">
      <style:text-properties fo:font-weight="bold" officeooo:rsid="0960aa55" officeooo:paragraph-rsid="0c9d100c" style:font-weight-asian="bold" style:font-weight-complex="bold"/>
    </style:style>
    <style:style style:name="P37" style:family="paragraph" style:parent-style-name="Standard">
      <style:text-properties fo:font-weight="bold" officeooo:rsid="0c9d100c" officeooo:paragraph-rsid="0c9d100c" style:font-weight-asian="bold" style:font-weight-complex="bold"/>
    </style:style>
    <style:style style:name="P38" style:family="paragraph" style:parent-style-name="Standard">
      <style:text-properties fo:font-weight="bold" officeooo:rsid="097a15a6" officeooo:paragraph-rsid="0ca84192" style:font-weight-asian="bold" style:font-weight-complex="bold"/>
    </style:style>
    <style:style style:name="P39" style:family="paragraph" style:parent-style-name="Standard">
      <style:text-properties officeooo:rsid="0ca26832" officeooo:paragraph-rsid="0ca26832"/>
    </style:style>
    <style:style style:name="P40" style:family="paragraph" style:parent-style-name="Standard">
      <style:text-properties officeooo:paragraph-rsid="0caa8fd3"/>
    </style:style>
    <style:style style:name="P41" style:family="paragraph" style:parent-style-name="Standard">
      <style:text-properties officeooo:rsid="0cc97048" officeooo:paragraph-rsid="0cc97048"/>
    </style:style>
    <style:style style:name="P42" style:family="paragraph" style:parent-style-name="Standard">
      <style:text-properties officeooo:rsid="0ccbcb4f" officeooo:paragraph-rsid="0ccbcb4f"/>
    </style:style>
    <style:style style:name="P43" style:family="paragraph" style:parent-style-name="Standard">
      <style:text-properties officeooo:rsid="0ccbcb4f" officeooo:paragraph-rsid="0d0fd1cb"/>
    </style:style>
    <style:style style:name="P44" style:family="paragraph" style:parent-style-name="Standard">
      <style:text-properties officeooo:rsid="0cf84973" officeooo:paragraph-rsid="0cf84973"/>
    </style:style>
    <style:style style:name="P45" style:family="paragraph" style:parent-style-name="Standard" style:master-page-name="">
      <loext:graphic-properties draw:fill="none"/>
      <style:paragraph-properties fo:margin-left="0.1866in" fo:margin-right="0in" fo:text-indent="-0.1866in" style:auto-text-indent="false" style:page-number="auto" fo:background-color="transparent"/>
    </style:style>
    <style:style style:name="P46" style:family="paragraph" style:parent-style-name="Standard">
      <loext:graphic-properties draw:fill="none"/>
      <style:paragraph-properties fo:margin-left="0.1866in" fo:margin-right="0in" fo:text-indent="-0.1866in" style:auto-text-indent="false" fo:background-color="transparent"/>
      <style:text-properties style:font-name="Sans-serif" fo:font-weight="bold" officeooo:rsid="0caa8fd3" officeooo:paragraph-rsid="0cc2dbc2" style:font-weight-asian="bold" style:font-weight-complex="bold"/>
    </style:style>
    <style:style style:name="P47" style:family="paragraph" style:parent-style-name="Standard">
      <loext:graphic-properties draw:fill="none"/>
      <style:paragraph-properties fo:margin-left="0.1866in" fo:margin-right="0in" fo:text-indent="-0.1866in" style:auto-text-indent="false" fo:background-color="transparent"/>
      <style:text-properties style:font-name="Sans-serif" fo:font-weight="bold" officeooo:rsid="0caa8fd3" officeooo:paragraph-rsid="0cfa05bc" style:font-weight-asian="bold" style:font-weight-complex="bold"/>
    </style:style>
    <style:style style:name="P48" style:family="paragraph" style:parent-style-name="Standard">
      <loext:graphic-properties draw:fill="none"/>
      <style:paragraph-properties fo:margin-left="0.1866in" fo:margin-right="0in" fo:text-indent="-0.1866in" style:auto-text-indent="false" fo:background-color="transparent"/>
    </style:style>
    <style:style style:name="P49" style:family="paragraph" style:parent-style-name="Standard">
      <loext:graphic-properties draw:fill="none"/>
      <style:paragraph-properties fo:margin-left="0.1866in" fo:margin-right="0in" fo:text-indent="-0.1866in" style:auto-text-indent="false" fo:background-color="transparent"/>
      <style:text-properties officeooo:paragraph-rsid="0cda8846"/>
    </style:style>
    <style:style style:name="P50" style:family="paragraph">
      <loext:graphic-properties draw:fill="none"/>
      <style:paragraph-properties fo:margin-left="0.1866in" fo:margin-right="0in" fo:text-indent="-0.1866in" style:auto-text-indent="false" fo:background-color="transparent"/>
    </style:style>
    <style:style style:name="P5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officeooo:rsid="0caa8fd3" officeooo:paragraph-rsid="0ccbcb4f"/>
    </style:style>
    <style:style style:name="P52" style:family="paragraph">
      <loext:graphic-properties draw:fill="none"/>
      <style:paragraph-properties fo:margin-left="0.1866in" fo:margin-right="0in" fo:text-indent="-0.1866in" style:auto-text-indent="false" fo:background-color="transparent"/>
      <style:text-properties officeooo:paragraph-rsid="0cda8846"/>
    </style:style>
    <style:style style:name="P5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officeooo:paragraph-rsid="0caa8fd3"/>
    </style:style>
    <style:style style:name="P54"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Sans-serif" fo:font-weight="bold" officeooo:rsid="0cb89969" officeooo:paragraph-rsid="0cb89969" style:font-weight-asian="bold" style:font-weight-complex="bold"/>
    </style:style>
    <style:style style:name="P55"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Sans-serif" fo:font-weight="bold" officeooo:rsid="0cb89969" officeooo:paragraph-rsid="0cfa05bc" style:font-weight-asian="bold" style:font-weight-complex="bold"/>
    </style:style>
    <style:style style:name="P56"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aa8fd3"/>
    </style:style>
    <style:style style:name="P57"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bc21aa"/>
    </style:style>
    <style:style style:name="P58"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c067e6"/>
    </style:style>
    <style:style style:name="P59"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cbcb4f"/>
    </style:style>
    <style:style style:name="P60" style:family="paragraph" style:parent-style-name="Standard">
      <loext:graphic-properties draw:fill="none"/>
      <style:paragraph-properties fo:margin-left="0.1252in" fo:margin-right="0in" fo:text-indent="-0.1252in" style:auto-text-indent="false" fo:background-color="transparent"/>
      <style:text-properties style:font-name="Sans-serif" officeooo:rsid="0caa8fd3" officeooo:paragraph-rsid="0cf84973"/>
    </style:style>
    <style:style style:name="P61" style:family="paragraph" style:parent-style-name="Standard">
      <loext:graphic-properties draw:fill="none"/>
      <style:paragraph-properties fo:margin-left="0.1252in" fo:margin-right="0in" fo:text-indent="-0.1252in" style:auto-text-indent="false" fo:background-color="transparent"/>
      <style:text-properties style:font-name="Sans-serif" fo:font-weight="bold" officeooo:rsid="0caa8fd3" officeooo:paragraph-rsid="0cfa05bc" style:font-weight-asian="bold" style:font-weight-complex="bold"/>
    </style:style>
    <style:style style:name="P6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officeooo:rsid="0ccbcbe7" officeooo:paragraph-rsid="0ceb3a10"/>
    </style:style>
    <style:style style:name="P63" style:family="paragraph" style:parent-style-name="Standard">
      <loext:graphic-properties draw:fill="none"/>
      <style:paragraph-properties fo:margin-left="0in" fo:margin-right="0in" fo:text-indent="0in" style:auto-text-indent="false" fo:background-color="transparent"/>
      <style:text-properties style:font-name="Sans-serif" officeooo:rsid="0ccbcbe7" officeooo:paragraph-rsid="0ccbcbe7"/>
    </style:style>
    <style:style style:name="P64" style:family="paragraph" style:parent-style-name="Standard">
      <loext:graphic-properties draw:fill="none"/>
      <style:paragraph-properties fo:margin-left="0in" fo:margin-right="0in" fo:text-indent="0in" style:auto-text-indent="false" fo:background-color="transparent"/>
      <style:text-properties style:font-name="Sans-serif" officeooo:rsid="0ccbcbe7" officeooo:paragraph-rsid="0ceb3a10"/>
    </style:style>
    <style:style style:name="P65"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d1c9a81" officeooo:paragraph-rsid="0d1c9a81"/>
    </style:style>
    <style:style style:name="P66" style:family="paragraph" style:parent-style-name="Horizontal_20_Line">
      <style:text-properties style:font-name="Sans-serif" officeooo:rsid="0caa8fd3"/>
    </style:style>
    <style:style style:name="P67" style:family="paragraph" style:parent-style-name="Heading_20_3">
      <style:paragraph-properties fo:break-before="column"/>
      <style:text-properties fo:font-style="normal" style:font-style-asian="normal" style:font-style-complex="normal"/>
    </style:style>
    <style:style style:name="P68" style:family="paragraph" style:parent-style-name="Heading_20_3">
      <style:paragraph-properties fo:break-before="column"/>
      <style:text-properties officeooo:rsid="0cf84973" officeooo:paragraph-rsid="0cf84973"/>
    </style:style>
    <style:style style:name="P69" style:family="paragraph" style:parent-style-name="Heading_20_1">
      <style:text-properties officeooo:rsid="0c85e599" officeooo:paragraph-rsid="0c85e599"/>
    </style:style>
    <style:style style:name="P70" style:family="paragraph" style:parent-style-name="Heading_20_1">
      <style:text-properties officeooo:rsid="0c9f94ec" officeooo:paragraph-rsid="0c9f94ec"/>
    </style:style>
    <style:style style:name="P71" style:family="paragraph" style:parent-style-name="Heading_20_1">
      <style:text-properties officeooo:rsid="0d0a1a2c" officeooo:paragraph-rsid="0d0a1a2c"/>
    </style:style>
    <style:style style:name="P72" style:family="paragraph" style:parent-style-name="Heading_20_1">
      <style:paragraph-properties fo:break-before="page"/>
      <style:text-properties officeooo:rsid="0ca84192" officeooo:paragraph-rsid="0ca84192"/>
    </style:style>
    <style:style style:name="T1" style:family="text">
      <style:text-properties officeooo:rsid="0c849d9f"/>
    </style:style>
    <style:style style:name="T2" style:family="text">
      <style:text-properties fo:font-weight="normal" style:font-weight-asian="normal" style:font-weight-complex="normal"/>
    </style:style>
    <style:style style:name="T3" style:family="text">
      <style:text-properties fo:font-weight="normal" officeooo:rsid="0c85e599" style:font-weight-asian="normal" style:font-weight-complex="normal"/>
    </style:style>
    <style:style style:name="T4" style:family="text">
      <style:text-properties fo:font-weight="normal" officeooo:rsid="0c864c91" style:font-weight-asian="normal" style:font-weight-complex="normal"/>
    </style:style>
    <style:style style:name="T5" style:family="text">
      <style:text-properties fo:font-weight="normal" officeooo:rsid="0c883a74" style:font-weight-asian="normal" style:font-weight-complex="normal"/>
    </style:style>
    <style:style style:name="T6" style:family="text">
      <style:text-properties fo:font-weight="normal" officeooo:rsid="0c88ba96" style:font-weight-asian="normal" style:font-weight-complex="normal"/>
    </style:style>
    <style:style style:name="T7" style:family="text">
      <style:text-properties fo:font-weight="normal" officeooo:rsid="0c8ab578" style:font-weight-asian="normal" style:font-weight-complex="normal"/>
    </style:style>
    <style:style style:name="T8" style:family="text">
      <style:text-properties fo:font-weight="normal" officeooo:rsid="0c8bae5f" style:font-weight-asian="normal" style:font-weight-complex="normal"/>
    </style:style>
    <style:style style:name="T9" style:family="text">
      <style:text-properties fo:font-weight="normal" officeooo:rsid="0dd83591" style:font-weight-asian="normal" style:font-weight-complex="normal"/>
    </style:style>
    <style:style style:name="T10" style:family="text">
      <style:text-properties fo:font-weight="normal" officeooo:rsid="0c8d5757" style:font-weight-asian="normal" style:font-weight-complex="normal"/>
    </style:style>
    <style:style style:name="T11" style:family="text">
      <style:text-properties fo:font-weight="normal" officeooo:rsid="0c8d60bb" style:font-weight-asian="normal" style:font-weight-complex="normal"/>
    </style:style>
    <style:style style:name="T12" style:family="text">
      <style:text-properties fo:font-weight="normal" officeooo:rsid="0c8d8b13" style:font-weight-asian="normal" style:font-weight-complex="normal"/>
    </style:style>
    <style:style style:name="T13" style:family="text">
      <style:text-properties fo:font-weight="normal" officeooo:rsid="0c8d8b2a" style:font-weight-asian="normal" style:font-weight-complex="normal"/>
    </style:style>
    <style:style style:name="T14" style:family="text">
      <style:text-properties fo:font-weight="normal" officeooo:rsid="0c8e9669" style:font-weight-asian="normal" style:font-weight-complex="normal"/>
    </style:style>
    <style:style style:name="T15" style:family="text">
      <style:text-properties fo:font-weight="normal" officeooo:rsid="0c907635" style:font-weight-asian="normal" style:font-weight-complex="normal"/>
    </style:style>
    <style:style style:name="T16" style:family="text">
      <style:text-properties fo:font-weight="normal" officeooo:rsid="0c90a61c" style:font-weight-asian="normal" style:font-weight-complex="normal"/>
    </style:style>
    <style:style style:name="T17" style:family="text">
      <style:text-properties fo:font-weight="normal" officeooo:rsid="0c91ae6f" style:font-weight-asian="normal" style:font-weight-complex="normal"/>
    </style:style>
    <style:style style:name="T18" style:family="text">
      <style:text-properties fo:font-weight="normal" officeooo:rsid="0c9335da" style:font-weight-asian="normal" style:font-weight-complex="normal"/>
    </style:style>
    <style:style style:name="T19" style:family="text">
      <style:text-properties fo:font-weight="normal" officeooo:rsid="0c95ce7f" style:font-weight-asian="normal" style:font-weight-complex="normal"/>
    </style:style>
    <style:style style:name="T20" style:family="text">
      <style:text-properties fo:font-weight="normal" officeooo:rsid="0c983706" style:font-weight-asian="normal" style:font-weight-complex="normal"/>
    </style:style>
    <style:style style:name="T21" style:family="text">
      <style:text-properties fo:font-weight="normal" officeooo:rsid="0c9866df" style:font-weight-asian="normal" style:font-weight-complex="normal"/>
    </style:style>
    <style:style style:name="T22" style:family="text">
      <style:text-properties fo:font-weight="normal" officeooo:rsid="0c9ba1b6" style:font-weight-asian="normal" style:font-weight-complex="normal"/>
    </style:style>
    <style:style style:name="T23" style:family="text">
      <style:text-properties fo:font-weight="normal" officeooo:rsid="0ca84192" style:font-weight-asian="normal" style:font-weight-complex="normal"/>
    </style:style>
    <style:style style:name="T24" style:family="text">
      <style:text-properties fo:font-size="9pt" fo:font-style="normal" fo:font-weight="normal" style:font-size-asian="9pt" style:font-style-asian="normal" style:font-weight-asian="normal" style:font-size-complex="9pt" style:font-style-complex="normal" style:font-weight-complex="normal"/>
    </style:style>
    <style:style style:name="T25" style:family="text">
      <style:text-properties fo:font-size="9pt" fo:font-style="normal" fo:font-weight="normal" officeooo:rsid="0b33d1a9" style:font-size-asian="9pt" style:font-style-asian="normal" style:font-weight-asian="normal" style:font-size-complex="9pt" style:font-style-complex="normal" style:font-weight-complex="normal"/>
    </style:style>
    <style:style style:name="T26" style:family="text">
      <style:text-properties fo:font-size="9pt" fo:font-style="normal" fo:font-weight="normal" officeooo:rsid="0ca56c80" style:font-size-asian="9pt" style:font-style-asian="normal" style:font-weight-asian="normal" style:font-size-complex="9pt" style:font-style-complex="normal" style:font-weight-complex="normal"/>
    </style:style>
    <style:style style:name="T27" style:family="text">
      <style:text-properties fo:font-size="9pt" fo:font-style="normal" fo:font-weight="normal" officeooo:rsid="071c4ff5" style:font-size-asian="9pt" style:font-style-asian="normal" style:font-weight-asian="normal" style:font-size-complex="9pt" style:font-style-complex="normal" style:font-weight-complex="normal"/>
    </style:style>
    <style:style style:name="T28" style:family="text">
      <style:text-properties fo:font-size="9pt" fo:font-style="normal" officeooo:rsid="0dd83591" style:font-size-asian="9pt" style:font-style-asian="normal" style:font-size-complex="9pt" style:font-style-complex="normal"/>
    </style:style>
    <style:style style:name="T29" style:family="text">
      <style:text-properties fo:font-size="9pt" fo:font-style="normal" officeooo:rsid="0baee12d" style:font-size-asian="9pt" style:font-style-asian="normal" style:font-size-complex="9pt" style:font-style-complex="normal"/>
    </style:style>
    <style:style style:name="T30" style:family="text">
      <style:text-properties fo:font-size="9pt" fo:font-style="normal" officeooo:rsid="0b33d1a9" style:font-size-asian="9pt" style:font-style-asian="normal" style:font-size-complex="9pt" style:font-style-complex="normal"/>
    </style:style>
    <style:style style:name="T31" style:family="text">
      <style:text-properties fo:font-size="9pt" fo:font-style="normal" officeooo:rsid="0d377d87" style:font-size-asian="9pt" style:font-style-asian="normal" style:font-size-complex="9pt" style:font-style-complex="normal"/>
    </style:style>
    <style:style style:name="T32" style:family="text">
      <style:text-properties fo:font-size="9pt" fo:font-style="normal" officeooo:rsid="0dd5bb57" style:font-size-asian="9pt" style:font-style-asian="normal" style:font-size-complex="9pt" style:font-style-complex="normal"/>
    </style:style>
    <style:style style:name="T33" style:family="text">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T34" style:family="text">
      <style:text-properties fo:font-size="9pt" fo:font-style="normal" style:text-underline-style="none" fo:font-weight="normal" officeooo:rsid="0c9d100c" style:font-size-asian="9pt" style:font-style-asian="normal" style:font-weight-asian="normal" style:font-size-complex="9pt" style:font-style-complex="normal" style:font-weight-complex="normal"/>
    </style:style>
    <style:style style:name="T35" style:family="text">
      <style:text-properties fo:font-size="9pt" fo:font-style="normal" style:text-underline-style="none" fo:font-weight="normal" officeooo:rsid="0c9e3678" style:font-size-asian="9pt" style:font-style-asian="normal" style:font-weight-asian="normal" style:font-size-complex="9pt" style:font-style-complex="normal" style:font-weight-complex="normal"/>
    </style:style>
    <style:style style:name="T36" style:family="text">
      <style:text-properties fo:font-size="9pt" fo:font-style="normal" style:text-underline-style="none" fo:font-weight="normal" officeooo:rsid="0cb00c51" style:font-size-asian="9pt" style:font-style-asian="normal" style:font-weight-asian="normal" style:font-size-complex="9pt" style:font-style-complex="normal" style:font-weight-complex="normal"/>
    </style:style>
    <style:style style:name="T37" style:family="text">
      <style:text-properties fo:font-size="9pt" fo:font-style="normal" style:text-underline-style="none" fo:font-weight="normal" officeooo:rsid="0cb61457" style:font-size-asian="9pt" style:font-style-asian="normal" style:font-weight-asian="normal" style:font-size-complex="9pt" style:font-style-complex="normal" style:font-weight-complex="normal"/>
    </style:style>
    <style:style style:name="T38" style:family="text">
      <style:text-properties fo:font-size="9pt" fo:font-style="normal" style:text-underline-style="none" fo:font-weight="normal" officeooo:rsid="0cb61793" style:font-size-asian="9pt" style:font-style-asian="normal" style:font-weight-asian="normal" style:font-size-complex="9pt" style:font-style-complex="normal" style:font-weight-complex="normal"/>
    </style:style>
    <style:style style:name="T39" style:family="text">
      <style:text-properties fo:font-size="9pt" fo:font-style="normal" style:text-underline-style="none" fo:font-weight="normal" officeooo:rsid="0cd426af" style:font-size-asian="9pt" style:font-style-asian="normal" style:font-weight-asian="normal" style:font-size-complex="9pt" style:font-style-complex="normal" style:font-weight-complex="normal"/>
    </style:style>
    <style:style style:name="T40" style:family="text">
      <style:text-properties fo:font-size="9pt" fo:font-style="normal" style:text-underline-style="none" fo:font-weight="normal" officeooo:rsid="0cf84973" style:font-size-asian="9pt" style:font-style-asian="normal" style:font-weight-asian="normal" style:font-size-complex="9pt" style:font-style-complex="normal" style:font-weight-complex="normal"/>
    </style:style>
    <style:style style:name="T41" style:family="text">
      <style:text-properties fo:font-size="9pt" fo:font-style="normal" style:text-underline-style="none" fo:font-weight="normal" officeooo:rsid="0cf96eb3" style:font-size-asian="9pt" style:font-style-asian="normal" style:font-weight-asian="normal" style:font-size-complex="9pt" style:font-style-complex="normal" style:font-weight-complex="normal"/>
    </style:style>
    <style:style style:name="T42" style:family="text">
      <style:text-properties fo:font-size="9pt" fo:font-style="normal" style:text-underline-style="none" fo:font-weight="normal" officeooo:rsid="0d042a5f" style:font-size-asian="9pt" style:font-style-asian="normal" style:font-weight-asian="normal" style:font-size-complex="9pt" style:font-style-complex="normal" style:font-weight-complex="normal"/>
    </style:style>
    <style:style style:name="T43" style:family="text">
      <style:text-properties fo:font-size="9pt" fo:font-style="normal" style:text-underline-style="none" fo:font-weight="normal" officeooo:rsid="0d19bf94" style:font-size-asian="9pt" style:font-style-asian="normal" style:font-weight-asian="normal" style:font-size-complex="9pt" style:font-style-complex="normal" style:font-weight-complex="normal"/>
    </style:style>
    <style:style style:name="T44" style:family="text">
      <style:text-properties fo:font-size="9pt" fo:font-style="normal" style:text-underline-style="none" style:font-size-asian="9pt" style:font-style-asian="normal" style:font-size-complex="9pt" style:font-style-complex="normal"/>
    </style:style>
    <style:style style:name="T45" style:family="text">
      <style:text-properties fo:font-size="9pt" fo:font-style="normal" style:text-underline-style="none" officeooo:rsid="09640913" style:font-size-asian="9pt" style:font-style-asian="normal" style:font-size-complex="9pt" style:font-style-complex="normal"/>
    </style:style>
    <style:style style:name="T46" style:family="text">
      <style:text-properties fo:font-size="9pt" fo:font-style="normal" style:text-underline-style="none" officeooo:rsid="076cbfaa" style:font-size-asian="9pt" style:font-style-asian="normal" style:font-size-complex="9pt" style:font-style-complex="normal"/>
    </style:style>
    <style:style style:name="T47" style:family="text">
      <style:text-properties fo:font-size="9pt" fo:font-style="normal" style:text-underline-style="none" officeooo:rsid="0b295c8d" style:font-size-asian="9pt" style:font-style-asian="normal" style:font-size-complex="9pt" style:font-style-complex="normal"/>
    </style:style>
    <style:style style:name="T48" style:family="text">
      <style:text-properties fo:font-size="9pt" fo:font-style="italic" style:text-underline-style="none" fo:font-weight="normal" officeooo:rsid="0c9d100c" style:font-size-asian="9pt" style:font-style-asian="italic" style:font-weight-asian="normal" style:font-size-complex="9pt" style:font-style-complex="italic" style:font-weight-complex="normal"/>
    </style:style>
    <style:style style:name="T49" style:family="text">
      <style:text-properties fo:font-size="9pt" fo:font-style="italic" style:text-underline-style="none" fo:font-weight="normal" officeooo:rsid="0c9e3678" style:font-size-asian="9pt" style:font-style-asian="italic" style:font-weight-asian="normal" style:font-size-complex="9pt" style:font-style-complex="italic" style:font-weight-complex="normal"/>
    </style:style>
    <style:style style:name="T50" style:family="text">
      <style:text-properties fo:font-size="9pt" fo:font-style="italic" style:text-underline-style="none" fo:font-weight="normal" officeooo:rsid="0cb00c51" style:font-size-asian="9pt" style:font-style-asian="italic" style:font-weight-asian="normal" style:font-size-complex="9pt" style:font-style-complex="italic" style:font-weight-complex="normal"/>
    </style:style>
    <style:style style:name="T51" style:family="text">
      <style:text-properties fo:font-size="9pt" fo:font-style="italic" style:text-underline-style="none" fo:font-weight="normal" officeooo:rsid="0ce5805a" style:font-size-asian="9pt" style:font-style-asian="italic" style:font-weight-asian="normal" style:font-size-complex="9pt" style:font-style-complex="italic" style:font-weight-complex="normal"/>
    </style:style>
    <style:style style:name="T52" style:family="text">
      <style:text-properties fo:font-size="9pt" fo:font-style="italic" style:text-underline-style="none" fo:font-weight="normal" officeooo:rsid="0cf84973" style:font-size-asian="9pt" style:font-style-asian="italic" style:font-weight-asian="normal" style:font-size-complex="9pt" style:font-style-complex="italic" style:font-weight-complex="normal"/>
    </style:style>
    <style:style style:name="T53" style:family="text">
      <style:text-properties fo:font-size="9pt" fo:font-style="italic" style:text-underline-style="none" fo:font-weight="normal" officeooo:rsid="0cf96eb3" style:font-size-asian="9pt" style:font-style-asian="italic" style:font-weight-asian="normal" style:font-size-complex="9pt" style:font-style-complex="italic" style:font-weight-complex="normal"/>
    </style:style>
    <style:style style:name="T54" style:family="text">
      <style:text-properties fo:font-size="9pt" style:text-underline-style="none" fo:font-weight="normal" style:font-size-asian="9pt" style:font-weight-asian="normal" style:font-size-complex="9pt" style:font-weight-complex="normal"/>
    </style:style>
    <style:style style:name="T55" style:family="text">
      <style:text-properties fo:font-size="9pt" style:text-underline-style="none" fo:font-weight="normal" officeooo:rsid="0cb00c51" style:font-size-asian="9pt" style:font-weight-asian="normal" style:font-size-complex="9pt" style:font-weight-complex="normal"/>
    </style:style>
    <style:style style:name="T56" style:family="text">
      <style:text-properties fo:font-size="9pt" style:text-underline-style="none" fo:font-weight="normal" officeooo:rsid="0cb61457" style:font-size-asian="9pt" style:font-weight-asian="normal" style:font-size-complex="9pt" style:font-weight-complex="normal"/>
    </style:style>
    <style:style style:name="T57" style:family="text">
      <style:text-properties fo:font-size="9pt" style:text-underline-style="none" fo:font-weight="normal" officeooo:rsid="0cb61793" style:font-size-asian="9pt" style:font-weight-asian="normal" style:font-size-complex="9pt" style:font-weight-complex="normal"/>
    </style:style>
    <style:style style:name="T58" style:family="text">
      <style:text-properties fo:font-size="9pt" style:text-underline-style="none" fo:font-weight="normal" officeooo:rsid="0cb6f4a3" style:font-size-asian="9pt" style:font-weight-asian="normal" style:font-size-complex="9pt" style:font-weight-complex="normal"/>
    </style:style>
    <style:style style:name="T59" style:family="text">
      <style:text-properties fo:font-size="9pt" style:text-underline-style="none" fo:font-weight="normal" officeooo:rsid="0cb7e528" style:font-size-asian="9pt" style:font-weight-asian="normal" style:font-size-complex="9pt" style:font-weight-complex="normal"/>
    </style:style>
    <style:style style:name="T60" style:family="text">
      <style:text-properties fo:font-size="9pt" style:text-underline-style="none" fo:font-weight="normal" officeooo:rsid="0cc13217" style:font-size-asian="9pt" style:font-weight-asian="normal" style:font-size-complex="9pt" style:font-weight-complex="normal"/>
    </style:style>
    <style:style style:name="T61" style:family="text">
      <style:text-properties fo:font-size="9pt" style:text-underline-style="none" fo:font-weight="normal" officeooo:rsid="0cc61f7c" style:font-size-asian="9pt" style:font-weight-asian="normal" style:font-size-complex="9pt" style:font-weight-complex="normal"/>
    </style:style>
    <style:style style:name="T62" style:family="text">
      <style:text-properties fo:font-size="9pt" style:text-underline-style="none" fo:font-weight="normal" officeooo:rsid="0cc86a40" style:font-size-asian="9pt" style:font-weight-asian="normal" style:font-size-complex="9pt" style:font-weight-complex="normal"/>
    </style:style>
    <style:style style:name="T63" style:family="text">
      <style:text-properties fo:font-size="9pt" style:text-underline-style="none" fo:font-weight="normal" officeooo:rsid="0ccbcb4f" style:font-size-asian="9pt" style:font-weight-asian="normal" style:font-size-complex="9pt" style:font-weight-complex="normal"/>
    </style:style>
    <style:style style:name="T64" style:family="text">
      <style:text-properties fo:font-size="9pt" style:text-underline-style="none" fo:font-weight="normal" officeooo:rsid="0cd2d444" style:font-size-asian="9pt" style:font-weight-asian="normal" style:font-size-complex="9pt" style:font-weight-complex="normal"/>
    </style:style>
    <style:style style:name="T65" style:family="text">
      <style:text-properties fo:font-size="9pt" style:text-underline-style="none" fo:font-weight="normal" officeooo:rsid="0cde3c29" style:font-size-asian="9pt" style:font-weight-asian="normal" style:font-size-complex="9pt" style:font-weight-complex="normal"/>
    </style:style>
    <style:style style:name="T66" style:family="text">
      <style:text-properties fo:font-size="9pt" style:text-underline-style="none" fo:font-weight="normal" officeooo:rsid="0ce48bda" style:font-size-asian="9pt" style:font-weight-asian="normal" style:font-size-complex="9pt" style:font-weight-complex="normal"/>
    </style:style>
    <style:style style:name="T67" style:family="text">
      <style:text-properties fo:font-size="9pt" style:text-underline-style="none" fo:font-weight="normal" officeooo:rsid="0ce5805a" style:font-size-asian="9pt" style:font-weight-asian="normal" style:font-size-complex="9pt" style:font-weight-complex="normal"/>
    </style:style>
    <style:style style:name="T68" style:family="text">
      <style:text-properties fo:font-size="9pt" style:text-underline-style="none" fo:font-weight="normal" officeooo:rsid="0ceb3a10" style:font-size-asian="9pt" style:font-weight-asian="normal" style:font-size-complex="9pt" style:font-weight-complex="normal"/>
    </style:style>
    <style:style style:name="T69" style:family="text">
      <style:text-properties fo:font-size="9pt" style:text-underline-style="none" fo:font-weight="normal" officeooo:rsid="0cebe815" style:font-size-asian="9pt" style:font-weight-asian="normal" style:font-size-complex="9pt" style:font-weight-complex="normal"/>
    </style:style>
    <style:style style:name="T70" style:family="text">
      <style:text-properties fo:font-size="9pt" style:text-underline-style="none" fo:font-weight="normal" officeooo:rsid="0cef79fa" style:font-size-asian="9pt" style:font-weight-asian="normal" style:font-size-complex="9pt" style:font-weight-complex="normal"/>
    </style:style>
    <style:style style:name="T71" style:family="text">
      <style:text-properties fo:font-size="9pt" style:text-underline-style="none" fo:font-weight="normal" officeooo:rsid="0cf66d72" style:font-size-asian="9pt" style:font-weight-asian="normal" style:font-size-complex="9pt" style:font-weight-complex="normal"/>
    </style:style>
    <style:style style:name="T72" style:family="text">
      <style:text-properties fo:font-size="9pt" style:text-underline-style="none" fo:font-weight="normal" officeooo:rsid="0cf84973" style:font-size-asian="9pt" style:font-weight-asian="normal" style:font-size-complex="9pt" style:font-weight-complex="normal"/>
    </style:style>
    <style:style style:name="T73" style:family="text">
      <style:text-properties fo:font-size="9pt" style:text-underline-style="none" fo:font-weight="normal" officeooo:rsid="0cf96eb3" style:font-size-asian="9pt" style:font-weight-asian="normal" style:font-size-complex="9pt" style:font-weight-complex="normal"/>
    </style:style>
    <style:style style:name="T74" style:family="text">
      <style:text-properties fo:font-size="9pt" style:text-underline-style="none" fo:font-weight="normal" officeooo:rsid="0cfa05bc" style:font-size-asian="9pt" style:font-weight-asian="normal" style:font-size-complex="9pt" style:font-weight-complex="normal"/>
    </style:style>
    <style:style style:name="T75" style:family="text">
      <style:text-properties fo:font-size="9pt" style:text-underline-style="none" fo:font-weight="normal" officeooo:rsid="0cfd301c" style:font-size-asian="9pt" style:font-weight-asian="normal" style:font-size-complex="9pt" style:font-weight-complex="normal"/>
    </style:style>
    <style:style style:name="T76" style:family="text">
      <style:text-properties fo:font-size="9pt" style:text-underline-style="none" fo:font-weight="normal" officeooo:rsid="0d02e712" style:font-size-asian="9pt" style:font-weight-asian="normal" style:font-size-complex="9pt" style:font-weight-complex="normal"/>
    </style:style>
    <style:style style:name="T77" style:family="text">
      <style:text-properties fo:font-size="9pt" style:text-underline-style="none" fo:font-weight="normal" officeooo:rsid="0d0d837e" style:font-size-asian="9pt" style:font-weight-asian="normal" style:font-size-complex="9pt" style:font-weight-complex="normal"/>
    </style:style>
    <style:style style:name="T78" style:family="text">
      <style:text-properties fo:font-size="9pt" style:text-underline-style="none" fo:font-weight="normal" officeooo:rsid="0d0ebed2" style:font-size-asian="9pt" style:font-weight-asian="normal" style:font-size-complex="9pt" style:font-weight-complex="normal"/>
    </style:style>
    <style:style style:name="T79" style:family="text">
      <style:text-properties fo:font-size="9pt" style:text-underline-style="none" fo:font-weight="normal" officeooo:rsid="0d132fe5" style:font-size-asian="9pt" style:font-weight-asian="normal" style:font-size-complex="9pt" style:font-weight-complex="normal"/>
    </style:style>
    <style:style style:name="T80" style:family="text">
      <style:text-properties fo:font-size="9pt" style:text-underline-style="none" fo:font-weight="normal" officeooo:rsid="0d155b5a" style:font-size-asian="9pt" style:font-weight-asian="normal" style:font-size-complex="9pt" style:font-weight-complex="normal"/>
    </style:style>
    <style:style style:name="T81" style:family="text">
      <style:text-properties fo:font-size="9pt" style:text-underline-style="none" fo:font-weight="normal" officeooo:rsid="0d16eb00" style:font-size-asian="9pt" style:font-weight-asian="normal" style:font-size-complex="9pt" style:font-weight-complex="normal"/>
    </style:style>
    <style:style style:name="T82" style:family="text">
      <style:text-properties fo:font-size="9pt" style:text-underline-style="none" fo:font-weight="normal" officeooo:rsid="0d1707ad" style:font-size-asian="9pt" style:font-weight-asian="normal" style:font-size-complex="9pt" style:font-weight-complex="normal"/>
    </style:style>
    <style:style style:name="T83" style:family="text">
      <style:text-properties fo:font-size="9pt" style:text-underline-style="none" fo:font-weight="normal" officeooo:rsid="0d19d631" style:font-size-asian="9pt" style:font-weight-asian="normal" style:font-size-complex="9pt" style:font-weight-complex="normal"/>
    </style:style>
    <style:style style:name="T84" style:family="text">
      <style:text-properties fo:font-size="9pt" style:text-underline-style="none" fo:font-weight="normal" officeooo:rsid="0d1b4aa0" style:font-size-asian="9pt" style:font-weight-asian="normal" style:font-size-complex="9pt" style:font-weight-complex="normal"/>
    </style:style>
    <style:style style:name="T85" style:family="text">
      <style:text-properties fo:font-size="9pt" style:text-underline-style="none" fo:font-weight="normal" officeooo:rsid="0d1c8010" style:font-size-asian="9pt" style:font-weight-asian="normal" style:font-size-complex="9pt" style:font-weight-complex="normal"/>
    </style:style>
    <style:style style:name="T86" style:family="text">
      <style:text-properties fo:font-size="9pt" style:text-underline-style="none" fo:font-weight="normal" officeooo:rsid="0d2158fc" style:font-size-asian="9pt" style:font-weight-asian="normal" style:font-size-complex="9pt" style:font-weight-complex="normal"/>
    </style:style>
    <style:style style:name="T87" style:family="text">
      <style:text-properties fo:font-size="9pt" style:text-underline-style="none" fo:font-weight="normal" officeooo:rsid="0d21d942" style:font-size-asian="9pt" style:font-weight-asian="normal" style:font-size-complex="9pt" style:font-weight-complex="normal"/>
    </style:style>
    <style:style style:name="T88" style:family="text">
      <style:text-properties fo:font-size="9pt" style:text-underline-style="none" fo:font-weight="normal" officeooo:rsid="0d22ccfb" style:font-size-asian="9pt" style:font-weight-asian="normal" style:font-size-complex="9pt" style:font-weight-complex="normal"/>
    </style:style>
    <style:style style:name="T89" style:family="text">
      <style:text-properties fo:font-size="9pt" style:text-underline-style="none" fo:font-weight="normal" officeooo:rsid="0d2345ae" style:font-size-asian="9pt" style:font-weight-asian="normal" style:font-size-complex="9pt" style:font-weight-complex="normal"/>
    </style:style>
    <style:style style:name="T90" style:family="text">
      <style:text-properties fo:font-size="9pt" style:text-underline-style="none" fo:font-weight="normal" officeooo:rsid="0d24a06b" style:font-size-asian="9pt" style:font-weight-asian="normal" style:font-size-complex="9pt" style:font-weight-complex="normal"/>
    </style:style>
    <style:style style:name="T91" style:family="text">
      <style:text-properties fo:font-size="9pt" style:text-underline-style="none" officeooo:rsid="0cb00c51" style:font-size-asian="9pt" style:font-size-complex="9pt"/>
    </style:style>
    <style:style style:name="T92" style:family="text">
      <style:text-properties fo:font-size="9pt" style:text-underline-style="none" fo:font-weight="bold" style:font-size-asian="9pt" style:font-weight-asian="bold" style:font-size-complex="9pt" style:font-weight-complex="bold"/>
    </style:style>
    <style:style style:name="T93" style:family="text">
      <style:text-properties fo:font-size="9pt" style:text-underline-style="none" fo:font-weight="bold" officeooo:rsid="0cb00c51" style:font-size-asian="9pt" style:font-weight-asian="bold" style:font-size-complex="9pt" style:font-weight-complex="bold"/>
    </style:style>
    <style:style style:name="T94"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95" style:family="text">
      <style:text-properties fo:font-size="9pt" style:text-underline-style="solid" style:text-underline-width="auto" style:text-underline-color="font-color" fo:font-weight="normal" officeooo:rsid="0cf84973" style:font-size-asian="9pt" style:font-weight-asian="normal" style:font-size-complex="9pt" style:font-weight-complex="normal"/>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fo:font-weight="normal" officeooo:rsid="0c9c4141" style:font-weight-asian="normal" style:font-weight-complex="normal"/>
    </style:style>
    <style:style style:name="T98" style:family="text">
      <style:text-properties style:text-underline-style="solid" style:text-underline-width="auto" style:text-underline-color="font-color" fo:font-weight="normal" officeooo:rsid="0ca84192" style:font-weight-asian="normal" style:font-weight-complex="normal"/>
    </style:style>
    <style:style style:name="T99" style:family="text">
      <style:text-properties officeooo:rsid="0dd83591"/>
    </style:style>
    <style:style style:name="T100" style:family="text">
      <style:text-properties fo:font-weight="bold" style:font-weight-asian="bold" style:font-weight-complex="bold"/>
    </style:style>
    <style:style style:name="T101" style:family="text">
      <style:text-properties style:text-underline-style="none"/>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c9ba1b6" style:font-weight-asian="normal" style:font-weight-complex="normal"/>
    </style:style>
    <style:style style:name="T104" style:family="text">
      <style:text-properties style:text-underline-style="none" fo:font-weight="normal" officeooo:rsid="0c9c4141" style:font-weight-asian="normal" style:font-weight-complex="normal"/>
    </style:style>
    <style:style style:name="T105" style:family="text">
      <style:text-properties style:text-underline-style="none" fo:font-weight="normal" officeooo:rsid="0c9d100c" style:font-weight-asian="normal" style:font-weight-complex="normal"/>
    </style:style>
    <style:style style:name="T106" style:family="text">
      <style:text-properties style:text-underline-style="none" fo:font-weight="normal" officeooo:rsid="0ca84192" style:font-weight-asian="normal" style:font-weight-complex="normal"/>
    </style:style>
    <style:style style:name="T107" style:family="text">
      <style:text-properties style:text-underline-style="none" officeooo:rsid="09fc0454"/>
    </style:style>
    <style:style style:name="T108" style:family="text">
      <style:text-properties style:text-underline-style="none" officeooo:rsid="0cffa58b"/>
    </style:style>
    <style:style style:name="T109" style:family="text">
      <style:text-properties style:text-underline-style="none" officeooo:rsid="0d01684b"/>
    </style:style>
    <style:style style:name="T110" style:family="text">
      <style:text-properties style:text-underline-style="none" officeooo:rsid="0d1d6129"/>
    </style:style>
    <style:style style:name="T111" style:family="text">
      <style:text-properties style:text-underline-style="none" officeooo:rsid="0d1def82"/>
    </style:style>
    <style:style style:name="T112" style:family="text">
      <style:text-properties style:font-name="Sans-serif" fo:font-size="9pt" fo:font-style="normal" style:text-underline-style="none" fo:font-weight="normal" style:font-size-asian="9pt" style:font-style-asian="normal" style:font-weight-asian="normal" style:font-size-complex="9pt" style:font-style-complex="normal" style:font-weight-complex="normal"/>
    </style:style>
    <style:style style:name="T113" style:family="text">
      <style:text-properties style:font-name="Sans-serif" fo:font-size="9pt" fo:font-style="normal" style:text-underline-style="none" fo:font-weight="normal" officeooo:rsid="0716bceb" style:font-size-asian="9pt" style:font-style-asian="normal" style:font-weight-asian="normal" style:font-size-complex="9pt" style:font-style-complex="normal" style:font-weight-complex="normal"/>
    </style:style>
    <style:style style:name="T114" style:family="text">
      <style:text-properties style:font-name="Sans-serif" fo:font-size="9pt" fo:font-style="normal" style:text-underline-style="none" fo:font-weight="normal" officeooo:rsid="06f66ded" style:font-size-asian="9pt" style:font-style-asian="normal" style:font-weight-asian="normal" style:font-size-complex="9pt" style:font-style-complex="normal" style:font-weight-complex="normal"/>
    </style:style>
    <style:style style:name="T115" style:family="text">
      <style:text-properties style:font-name="Sans-serif" fo:font-size="9pt" fo:font-style="normal" style:text-underline-style="none" fo:font-weight="normal" officeooo:rsid="0cabc61f" style:font-size-asian="9pt" style:font-style-asian="normal" style:font-weight-asian="normal" style:font-size-complex="9pt" style:font-style-complex="normal" style:font-weight-complex="normal"/>
    </style:style>
    <style:style style:name="T116" style:family="text">
      <style:text-properties style:font-name="Sans-serif" fo:font-size="9pt" fo:font-style="normal" style:text-underline-style="none" officeooo:rsid="06f66ded" style:font-size-asian="9pt" style:font-style-asian="normal" style:font-size-complex="9pt" style:font-style-complex="normal"/>
    </style:style>
    <style:style style:name="T117" style:family="text">
      <style:text-properties style:font-name="Sans-serif" fo:font-size="9pt" style:text-underline-style="none" fo:font-weight="normal" officeooo:rsid="0cabc61f" style:font-size-asian="9pt" style:font-weight-asian="normal" style:font-size-complex="9pt" style:font-weight-complex="normal"/>
    </style:style>
    <style:style style:name="T118" style:family="text">
      <style:text-properties style:font-name="Sans-serif" fo:font-size="9pt" style:text-underline-style="none" fo:font-weight="normal" officeooo:rsid="0caa8fd3" style:font-size-asian="9pt" style:font-weight-asian="normal" style:font-size-complex="9pt" style:font-weight-complex="normal"/>
    </style:style>
    <style:style style:name="T119" style:family="text">
      <style:text-properties style:font-name="Sans-serif" fo:font-size="9pt" style:text-underline-style="none" fo:font-weight="normal" officeooo:rsid="0cb00c51" style:font-size-asian="9pt" style:font-weight-asian="normal" style:font-size-complex="9pt" style:font-weight-complex="normal"/>
    </style:style>
    <style:style style:name="T120" style:family="text">
      <style:text-properties style:font-name="Sans-serif" fo:font-size="9pt" style:text-underline-style="none" fo:font-weight="normal" officeooo:rsid="0cbc21aa" style:font-size-asian="9pt" style:font-weight-asian="normal" style:font-size-complex="9pt" style:font-weight-complex="normal"/>
    </style:style>
    <style:style style:name="T121" style:family="text">
      <style:text-properties style:font-name="Sans-serif" fo:font-size="9pt" style:text-underline-style="none" fo:font-weight="normal" officeooo:rsid="0cbc71a9" style:font-size-asian="9pt" style:font-weight-asian="normal" style:font-size-complex="9pt" style:font-weight-complex="normal"/>
    </style:style>
    <style:style style:name="T122" style:family="text">
      <style:text-properties style:font-name="Sans-serif" fo:font-size="9pt" style:text-underline-style="none" fo:font-weight="normal" officeooo:rsid="0cd88d18" style:font-size-asian="9pt" style:font-weight-asian="normal" style:font-size-complex="9pt" style:font-weight-complex="normal"/>
    </style:style>
    <style:style style:name="T123" style:family="text">
      <style:text-properties style:font-name="Sans-serif" fo:font-size="9pt" style:text-underline-style="none" fo:font-weight="normal" officeooo:rsid="0cf84973" style:font-size-asian="9pt" style:font-weight-asian="normal" style:font-size-complex="9pt" style:font-weight-complex="normal"/>
    </style:style>
    <style:style style:name="T124" style:family="text">
      <style:text-properties style:font-name="Sans-serif" fo:font-size="9pt" style:text-underline-style="none" fo:font-weight="normal" officeooo:rsid="0d0fbada" style:font-size-asian="9pt" style:font-weight-asian="normal" style:font-size-complex="9pt" style:font-weight-complex="normal"/>
    </style:style>
    <style:style style:name="T125" style:family="text">
      <style:text-properties style:font-name="Sans-serif" fo:font-size="9pt" fo:font-style="italic" style:text-underline-style="none" fo:font-weight="normal" officeooo:rsid="0cabc61f" style:font-size-asian="9pt" style:font-style-asian="italic" style:font-weight-asian="normal" style:font-size-complex="9pt" style:font-style-complex="italic" style:font-weight-complex="normal"/>
    </style:style>
    <style:style style:name="T126" style:family="text">
      <style:text-properties style:font-name="Sans-serif" fo:font-size="14pt" style:text-underline-style="none" fo:font-weight="normal" officeooo:rsid="0caa8fd3" style:font-size-asian="14pt" style:font-weight-asian="normal" style:font-size-complex="14pt" style:font-weight-complex="normal"/>
    </style:style>
    <style:style style:name="T127" style:family="text">
      <style:text-properties fo:font-style="italic" style:font-style-asian="italic" style:font-style-complex="italic"/>
    </style:style>
    <style:style style:name="T128" style:family="text">
      <style:text-properties officeooo:rsid="0ca08527"/>
    </style:style>
    <style:style style:name="T129" style:family="text">
      <style:text-properties officeooo:rsid="0ca26832"/>
    </style:style>
    <style:style style:name="T130" style:family="text">
      <style:text-properties officeooo:rsid="0ca2aee0"/>
    </style:style>
    <style:style style:name="T131" style:family="text">
      <style:text-properties officeooo:rsid="0ca4d6a0"/>
    </style:style>
    <style:style style:name="T132" style:family="text">
      <style:text-properties fo:font-size="14pt" style:text-underline-style="none" fo:font-weight="normal" style:font-size-asian="14pt" style:font-weight-asian="normal" style:font-size-complex="14pt" style:font-weight-complex="normal"/>
    </style:style>
    <style:style style:name="T133" style:family="text">
      <style:text-properties fo:font-size="14pt" fo:font-style="normal" style:text-underline-style="none" fo:font-weight="normal" officeooo:rsid="0cf84973" style:font-size-asian="14pt" style:font-style-asian="normal" style:font-weight-asian="normal" style:font-size-complex="14pt" style:font-style-complex="normal" style:font-weight-complex="normal"/>
    </style:style>
    <style:style style:name="T134" style:family="text">
      <style:text-properties officeooo:rsid="0ccac757"/>
    </style:style>
    <style:style style:name="T135" style:family="text">
      <style:text-properties officeooo:rsid="0cceb25a"/>
    </style:style>
    <style:style style:name="T136" style:family="text">
      <style:text-properties officeooo:rsid="0cd0918e"/>
    </style:style>
    <style:style style:name="T137" style:family="text">
      <style:text-properties officeooo:rsid="0cd426af"/>
    </style:style>
    <style:style style:name="T138" style:family="text">
      <style:text-properties officeooo:rsid="0cdc765c"/>
    </style:style>
    <style:style style:name="T139" style:family="text">
      <style:text-properties officeooo:rsid="0cf42c15"/>
    </style:style>
    <style:style style:name="T140" style:family="text">
      <style:text-properties officeooo:rsid="0cfa05bc"/>
    </style:style>
    <style:style style:name="T141" style:family="text">
      <style:text-properties officeooo:rsid="0d0c92bf"/>
    </style:style>
    <style:style style:name="T142" style:family="text">
      <style:text-properties officeooo:rsid="0d18aa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is gonna be a little out of order. Story moves are <text:span text:style-name="T131">on their own pages so you can re-order them wherever is convenient in your playbook.</text:span></text:p>
      <text:h text:style-name="P69" text:outline-level="1">Resources</text:h>
      <text:p text:style-name="P27">Concept ▻<text:span text:style-name="T2"> </text:span><text:span text:style-name="T6">This is a main XP hook for PCs. </text:span><text:span text:style-name="T3">Try to help your players define </text:span><text:span text:style-name="T6">a</text:span><text:span text:style-name="T3"> bold concept. </text:span><text:span text:style-name="T4">It shouldn’t </text:span><text:span text:style-name="T12">drown in details</text:span><text:span text:style-name="T3">, but it should give a clear picture </text:span><text:span text:style-name="T13">of </text:span><text:span text:style-name="T3">what that character’s “about”.</text:span></text:p>
      <text:p text:style-name="P27"><text:span text:style-name="T3"/></text:p>
      <text:p text:style-name="P28"><text:span text:style-name="T3">E</text:span><text:span text:style-name="T2">x. Creepy b</text:span><text:span text:style-name="T5">ut</text:span><text:span text:style-name="T2"> lonely Victorian child vampire. Ridiculed investigator touched by the paranormal. Detective with a cheerful demeanor and cold heart. </text:span><text:span text:style-name="T6">B</text:span><text:span text:style-name="T2">rawler </text:span><text:span text:style-name="T6">with a tragic </text:span><text:span text:style-name="T2">past </text:span><text:span text:style-name="T6">and a ruined shoulder</text:span><text:span text:style-name="T2">.</text:span></text:p>
      <text:p text:style-name="P28"><text:span text:style-name="T2"/></text:p>
      <text:p text:style-name="P29">Drives ▻<text:span text:style-name="T2"> </text:span><text:span text:style-name="T6">This is a secondary XP hook for PCs. </text:span><text:span text:style-name="T7">Again, try to keep these bold. Also try to keep them actionable: something they can actively, objectively pursue.</text:span></text:p>
      <text:p text:style-name="P29"><text:span text:style-name="T7"/></text:p>
      <text:p text:style-name="P31"><text:span text:style-name="T2">It’s okay if they want to choose concrete long-term goals (“find lost father”), but encourage </text:span><text:span text:style-name="T8">folks</text:span><text:span text:style-name="T2"> to have at least one more abstract (“spread corruption”) or immediate (“find Twinkies”) Drive. </text:span><text:span text:style-name="T8">They probably </text:span><text:span text:style-name="T11">can’t look for their lost father in </text:span><text:span text:style-name="T8">every story, but </text:span><text:span text:style-name="T10">they can always scrounge for snack cakes.</text:span></text:p>
      <text:p text:style-name="P31"><text:span text:style-name="T8"/></text:p>
      <text:p text:style-name="P30"><text:span text:style-name="T9">🗣</text:span><text:span text:style-name="T99">Profession ▻</text:span><text:span text:style-name="T9"> </text:span><text:span text:style-name="T14">This works with </text:span><text:span text:style-name="T10">⌞Professional Skills⌝ </text:span><text:span text:style-name="T14">to give PCs access to specialized </text:span><text:span text:style-name="T16">but</text:span><text:span text:style-name="T14"> “</text:span><text:span text:style-name="T15">mundane” skills. </text:span><text:span text:style-name="T17">The idea is to let someone put down “Doctor” or “Plumber” and access the skills </text:span><text:span text:style-name="T18">and knowledge</text:span><text:span text:style-name="T17"> a doctor or plumber would have.</text:span></text:p>
      <text:p text:style-name="P30"><text:span text:style-name="T19"/></text:p>
      <text:p text:style-name="P30"><text:span text:style-name="T21">One</text:span><text:span text:style-name="T20"> issue is that I don’t know what’s “mundane” in your world, or even in your story. You could be </text:span><text:span text:style-name="T21">med students</text:span><text:span text:style-name="T20"> telling a story set in a hospital, and you’ve got </text:span><text:span text:style-name="T21">highly-technical </text:span><text:span text:style-name="T20">playbooks written for each medical specialty. Or you might be playing in the stone age and there’s just no such thing as a doctor. Or you could be telling a story where “Space Pirate” is just a day job.</text:span></text:p>
      <text:p text:style-name="P30"><text:span text:style-name="T20"/></text:p>
      <text:p text:style-name="P32"><text:span text:style-name="T2">The best candidate for a profession is </text:span><text:span text:style-name="T21">a job </text:span><text:span text:style-name="T2">secondary to the focus of your story, but still “possible” in your world. </text:span><text:span text:style-name="T21">Secondary here doesn’t mean that the skills themselves are irrelevant (a doctor might use her skills a lot in a combat-heavy story), but that you’re not trying to directly explore the specific powers and skills of that job.</text:span></text:p>
      <text:p text:style-name="P32"><text:span text:style-name="T21"/></text:p>
      <text:p text:style-name="P33"><text:span text:style-name="T2">The other concern is that they choose a very broad profession </text:span><text:span text:style-name="T22">label</text:span><text:span text:style-name="T2"> that </text:span><text:span text:style-name="T22">basically </text:span><text:span text:style-name="T2">serves as a catch-all aptitude.</text:span><text:span text:style-name="T103"> The broadest example I can think of is “Soldier”, which in the modern military could mean doing anything from flying helicopters to programming computers. Other examples might include “Scientist” and “Thief”. Honestly, even a “Doctor” is probably a specialist in the real world.</text:span></text:p>
      <text:p text:style-name="P33"><text:span text:style-name="T103"/></text:p>
      <text:p text:style-name="P34"><text:span text:style-name="T102">Ask the PC what they trained in specifically, </text:span><text:span text:style-name="T104">what they actually </text:span><text:span text:style-name="T97">do</text:span><text:span text:style-name="T104">. Were they a mess cook or special forces infantry? Do they study beetles or lightning? Do they pickpocket or burgle? Family medicine or podiatry?</text:span></text:p>
      <text:p text:style-name="P34"><text:span text:style-name="T104"/></text:p>
      <text:p text:style-name="P35"><text:span text:style-name="T102">Once you’ve narrowed down their career to a realistic degree, it’s rarely a catch-all.</text:span></text:p>
      <text:p text:style-name="P35"><text:span text:style-name="T102"/></text:p>
      <text:p text:style-name="P36"><text:span text:style-name="T107">Health</text:span><text:span text:style-name="T101"> ▻</text:span><text:span text:style-name="T102"> </text:span><text:span text:style-name="T105">They’ve only got 3 health, but your PCs are only as squishy as you want people to be. Remember that injuries cause harm which depletes health. So if getting shot in the gut isn’t a big deal in your world, call that 1 harm.</text:span></text:p>
      <text:p text:style-name="P36"><text:span text:style-name="T105"/></text:p>
      <text:p text:style-name="P37"><text:span text:style-name="T102">Letting them buy </text:span><text:span text:style-name="T113">△ </text:span><text:span text:style-name="T112">effectively promotes them to superhuman. Because an injury can only do up to 3 harm, a healthy character with rank 2 of health can canonically get hit by a bus or a bomb and stand back up.</text:span></text:p>
      <text:p text:style-name="P37"><text:span text:style-name="T112"/></text:p>
      <text:p text:style-name="P3"><text:span text:style-name="T45">R</text:span><text:span text:style-name="T44">esist ▻</text:span><text:span text:style-name="T33"> </text:span><text:span text:style-name="T35">See </text:span><text:span text:style-name="T34">the </text:span><text:span text:style-name="T48">resist consequences </text:span><text:span text:style-name="T34">co-move.</text:span></text:p>
      <text:p text:style-name="P3"><text:span text:style-name="T34"/></text:p>
      <text:p text:style-name="P4"><text:span text:style-name="T47">XP ▻</text:span><text:span text:style-name="T46"> </text:span><text:span text:style-name="T35">See the </text:span><text:span text:style-name="T49">Earn XP</text:span><text:span text:style-name="T35"> co-move.</text:span></text:p>
      <text:h text:style-name="P70" text:outline-level="1">Aptitudes</text:h>
      <text:p text:style-name="Standard">These are intended to be “universal”, <text:span text:style-name="T128">just b</text:span>road classes of “mundane” stuff that people can <text:span text:style-name="T129">get good at</text:span>. Remember that character concepts are defined in <text:span text:style-name="T129">bold</text:span> strokes, so it’s okay for what they’re good at to also be defined <text:span text:style-name="T129">in bold terms.</text:span></text:p>
      <text:p text:style-name="Standard"/>
      <text:p text:style-name="P39">I’m going to save space by not walking through every one of these. <text:span text:style-name="T130">I</text:span>t really doesn’t matter where your table decides some particular activity fits—there’s no balance issues or anything like that to worry about.</text:p>
      <text:p text:style-name="P39"/>
      <text:p text:style-name="P5"><text:span text:style-name="T28">🗣</text:span><text:span text:style-name="T29">Spooky </text:span><text:span text:style-name="T30">Shit –</text:span><text:span text:style-name="T25"> </text:span><text:span text:style-name="T24">Just make sure you’re on the same page as your PC about what “spooky” means in your world. There might be nothing supernatural in one game world, so this is just about theatrics. In another world, you’d use this to commune with ghosts. It could also refer to </text:span><text:span text:style-name="T26">conspiracy theory, again “real” or not.</text:span></text:p>
      <text:p text:style-name="P5"><text:span text:style-name="T26"/></text:p>
      <text:p text:style-name="P6"><text:span text:style-name="T28">🗣</text:span><text:span text:style-name="T31">Profession</text:span><text:span text:style-name="T32">al Skills</text:span><text:span text:style-name="T27"> – </text:span><text:span text:style-name="T26">See the Profession co-move.</text:span></text:p>
      <text:h text:style-name="P71" text:outline-level="1">Moves</text:h>
      <text:p text:style-name="P38"><text:span text:style-name="T127">Resist consequences</text:span> ▻<text:span text:style-name="T2"> </text:span><text:span text:style-name="T23">This is a PC’s main tool to redeem shitty rolls, and they have to </text:span><text:span text:style-name="T98">buy</text:span><text:span text:style-name="T106"> resist by accepting fun consequences when they’d otherwise sail through, so definitely make the new complication way less bad. You might even consider just making the complication disappear and treating the roll as </text:span><text:span text:style-name="T116">🡒</text:span><text:span text:style-name="T114">.</text:span></text:p>
      <text:p text:style-name="P38"><text:span text:style-name="T114"/></text:p>
      <text:p text:style-name="P38"><text:span text:style-name="T114"/></text:p>
      <text:h text:style-name="P72" text:outline-level="1">Story Moves</text:h>
      <text:p text:style-name="P41"><text:span text:style-name="T139">You </text:span>know already, but these are the backbone of your story. <text:span text:style-name="T134">Regular moves might say you can throw a fireball, but only a story move tells us what happens when it hits.</text:span></text:p>
      <text:p text:style-name="P41"/>
      <text:p text:style-name="P43">Since they get so much <text:span text:style-name="T137">use</text:span>, story moves are set up differently from regular moves. Each one has a column of its own. It starts with a description of what a PC named “PC” is trying to achieve in the story. </text:p>
      <text:p text:style-name="P43"/>
      <text:p text:style-name="P43"><text:span text:style-name="T141">If PC is acting on or against another animate thing or person, that animate entity is called “Alex”.</text:span></text:p>
      <text:p text:style-name="P42"/>
      <text:p text:style-name="P51"><text:span text:style-name="T132">👎</text:span><text:span text:style-name="T54"> </text:span><text:span text:style-name="T63">Blocks like these mention goals that are commonly confused for that story move’s goal—</text:span><text:span text:style-name="T71">they’ll</text:span><text:span text:style-name="T63"> tell you the right move.</text:span></text:p>
      <text:p text:style-name="P59"><text:span text:style-name="T63"/></text:p>
      <text:p text:style-name="P62"><text:span text:style-name="T63">M</text:span><text:span text:style-name="T54">ost PC move blocks list the </text:span><text:span text:style-name="T90">momentum</text:span><text:span text:style-name="T54"> results from best to worst (</text:span><text:span text:style-name="T92">🡕🡒🡖🡓</text:span><text:span text:style-name="T54">). </text:span></text:p>
      <text:p text:style-name="P64"><text:span text:style-name="T54"/></text:p>
      <text:p text:style-name="P64"><text:span text:style-name="T94">However</text:span><text:span text:style-name="T54">, story moves start with </text:span><text:span text:style-name="T92">🡒</text:span><text:span text:style-name="T54">. </text:span><text:span text:style-name="T68">This is </text:span><text:span text:style-name="T54">for several reasons:</text:span></text:p>
      <text:p text:style-name="P63"><text:span text:style-name="T54"/></text:p>
      <text:p text:style-name="P45"><text:span text:style-name="T135">1. </text:span><text:span text:style-name="T100">🡒</text:span> is the “default” outcome for the move. <text:span text:style-name="T136">I</text:span>f it’s not interesting to roll, <text:span text:style-name="T136">this is the outcome.</text:span></text:p>
      <text:p text:style-name="P48"/>
      <text:p text:style-name="P49"><text:span text:style-name="T135">2. </text:span>I write <text:span text:style-name="T100">🡕🡖</text:span> outcomes as “differences” from the default <text:span text:style-name="T100">🡒</text:span> outcome.</text:p>
      <text:p text:style-name="P49"/>
      <text:p text:style-name="P48"><text:span text:style-name="T135">3. T</text:span>he <text:span text:style-name="T100">🡓</text:span> outcome <text:span text:style-name="T138">is </text:span>in a clear and consistent place.</text:p>
      <text:p text:style-name="P48"/>
      <text:p text:style-name="P65">Bullet-point option blocks are exactly that: <text:span text:style-name="T96">options</text:span><text:span text:style-name="T101">. </text:span><text:span text:style-name="T111">They’re not exhaustive lists.</text:span><text:span text:style-name="T101"> Any time you can think of some cooler or more specific to what’s happening in your story, do that! The options are to give you ideas, not limit </text:span><text:span text:style-name="T110">you.</text:span></text:p>
      <text:h text:style-name="P67" text:outline-level="3">Fuck ‘em up</text:h>
      <text:p text:style-name="P22"><text:span text:style-name="T54">PC wants to inflict injury on someone to </text:span><text:span text:style-name="T61">maim, </text:span><text:span text:style-name="T54">neutralize, or kill them. </text:span><text:span text:style-name="T56">This doesn’t have to be in combat, for instance if </text:span><text:span text:style-name="T65">PC</text:span><text:span text:style-name="T56"> set someone up for an “accident”.</text:span></text:p>
      <text:p text:style-name="P40"><text:span text:style-name="T118"/></text:p>
      <text:p text:style-name="P57"><text:span text:style-name="T132">👎</text:span><text:span text:style-name="T54"> </text:span><text:span text:style-name="T55">The victim is inanimate—</text:span><text:span text:style-name="T50">go apeshit</text:span><text:span text:style-name="T36">.</text:span></text:p>
      <text:p text:style-name="P57"><text:span text:style-name="T36"/></text:p>
      <text:p text:style-name="P53"><text:span text:style-name="T126">👎</text:span><text:span text:style-name="T118"> </text:span><text:span text:style-name="T123">PC</text:span><text:span text:style-name="T120"> actually</text:span><text:span text:style-name="T119"> want</text:span><text:span text:style-name="T123">s</text:span><text:span text:style-name="T119"> </text:span><text:span text:style-name="T124">Alex</text:span><text:span text:style-name="T117"> to do some specific thing, </text:span><text:span text:style-name="T120">like </text:span><text:span text:style-name="T122">run away, </text:span><text:span text:style-name="T121">shut up, or </text:span><text:span text:style-name="T120">hand over </text:span><text:span text:style-name="T122">the </text:span><text:span text:style-name="T120">money</text:span><text:span text:style-name="T117">—</text:span><text:span text:style-name="T125">compel compliance</text:span><text:span text:style-name="T115">.</text:span></text:p>
      <text:p text:style-name="P66"/>
      <text:p text:style-name="P46"><text:span text:style-name="T91">🡒</text:span><text:span text:style-name="T55"> </text:span><text:span text:style-name="T66">PC</text:span><text:span text:style-name="T56"> do</text:span><text:span text:style-name="T66">es</text:span><text:span text:style-name="T56"> the injury as they’ve described. </text:span><text:span text:style-name="T79">If Alex is a PC, they</text:span><text:span text:style-name="T67"> </text:span><text:span text:style-name="T51">take harm</text:span><text:span text:style-name="T37">. For NPCs, consider having them </text:span><text:span text:style-name="T38">retreat</text:span><text:span text:style-name="T37">, pass out, or die. Only </text:span><text:span text:style-name="T39">desperate or </text:span><text:span text:style-name="T37">determined fighters are likely to counter-attack.</text:span></text:p>
      <text:p text:style-name="P56"><text:span text:style-name="T55"/></text:p>
      <text:p text:style-name="P58"><text:span text:style-name="T93">🡕</text:span><text:span text:style-name="T55"> </text:span><text:span text:style-name="T60">Bonus:</text:span></text:p>
      <text:list xml:id="list2345219954" text:style-name="L8">
        <text:list-item>
          <text:p text:style-name="P23"><text:span text:style-name="T54">PC picks </text:span><text:span text:style-name="T83">an</text:span><text:span text:style-name="T54"> injury status </text:span><text:span text:style-name="T83">for Alex.</text:span></text:p>
        </text:list-item>
        <text:list-item>
          <text:p text:style-name="P24"><text:span text:style-name="T77">Alex</text:span><text:span text:style-name="T54"> has cool loot.</text:span></text:p>
        </text:list-item>
        <text:list-item>
          <text:p text:style-name="P24"><text:span text:style-name="T54">PC’s attack takes out additional enemies.</text:span></text:p>
        </text:list-item>
        <text:list-item>
          <text:p text:style-name="P26"><text:span text:style-name="T77">Alex</text:span><text:span text:style-name="T54">’s </text:span><text:span text:style-name="T64">allies </text:span><text:span text:style-name="T54">are intimidated.</text:span></text:p>
        </text:list-item>
        <text:list-item>
          <text:p text:style-name="P25"><text:span text:style-name="T54">Better physical position </text:span><text:span text:style-name="T84">(e.g. high ground)</text:span><text:span text:style-name="T54">.</text:span></text:p>
        </text:list-item>
      </text:list>
      <text:p text:style-name="P22"/>
      <text:p text:style-name="P9"><text:span text:style-name="T91">🡖</text:span><text:span text:style-name="T55"> </text:span><text:span text:style-name="T60">Complication:</text:span></text:p>
      <text:list xml:id="list3668603011" text:style-name="L9">
        <text:list-item>
          <text:p text:style-name="P20"><text:span text:style-name="T54">PC </text:span><text:span text:style-name="T85">gets injured </text:span><text:span text:style-name="T54">in the struggle—</text:span><text:span text:style-name="T80">by Alex, their ally, or the environment.</text:span></text:p>
        </text:list-item>
        <text:list-item>
          <text:p text:style-name="P16"><text:span text:style-name="T77">Alex</text:span><text:span text:style-name="T54"> or </text:span><text:span text:style-name="T81">the </text:span><text:span text:style-name="T54">struggle is noisy.</text:span></text:p>
        </text:list-item>
        <text:list-item>
          <text:p text:style-name="P16"><text:span text:style-name="T54">There’s (meaningful) collateral damage.</text:span></text:p>
        </text:list-item>
        <text:list-item>
          <text:p text:style-name="P17"><text:span text:style-name="T54">PC’s weapon </text:span><text:span text:style-name="T82">is</text:span><text:span text:style-name="T54"> temporarily disabled.</text:span></text:p>
        </text:list-item>
        <text:list-item>
          <text:p text:style-name="P21"><text:span text:style-name="T54">Someone </text:span><text:span text:style-name="T86">(unintended)</text:span><text:span text:style-name="T54"> saw it happen.</text:span></text:p>
        </text:list-item>
      </text:list>
      <text:p text:style-name="Horizontal_20_Line"/>
      <text:p text:style-name="P8"><text:span text:style-name="T91">🡓</text:span><text:span text:style-name="T55"> </text:span><text:span text:style-name="T59">What stalled them</text:span><text:span text:style-name="T56">?</text:span></text:p>
      <text:list xml:id="list2324318059" text:style-name="L6">
        <text:list-item>
          <text:p text:style-name="P15"><text:span text:style-name="T70">PC missed.</text:span></text:p>
        </text:list-item>
        <text:list-item>
          <text:p text:style-name="P15"><text:span text:style-name="T78">Alex</text:span><text:span text:style-name="T69"> ha</text:span><text:span text:style-name="T87">s</text:span><text:span text:style-name="T69"> </text:span><text:span text:style-name="T54">armor </text:span><text:span text:style-name="T88">or cover.</text:span></text:p>
        </text:list-item>
        <text:list-item>
          <text:p text:style-name="P11"><text:span text:style-name="T78">Alex</text:span><text:span text:style-name="T54"> parri</text:span><text:span text:style-name="T57">es, </text:span><text:span text:style-name="T58">dodges, or evades.</text:span></text:p>
        </text:list-item>
        <text:list-item>
          <text:p text:style-name="P12"><text:span text:style-name="T58">S</text:span><text:span text:style-name="T54">ome mechanism or device fails.</text:span></text:p>
        </text:list-item>
        <text:list-item>
          <text:p text:style-name="P13"><text:span text:style-name="T54">Someone </text:span><text:span text:style-name="T89">else</text:span><text:span text:style-name="T54"> gets in the way.</text:span></text:p>
          <text:p text:style-name="P12"><text:span text:style-name="T54"/></text:p>
        </text:list-item>
      </text:list>
      <text:p text:style-name="P54"><text:span text:style-name="T54">What’s next?</text:span></text:p>
      <text:list xml:id="list3179414482" text:style-name="L7">
        <text:list-item>
          <text:p text:style-name="P14"><text:span text:style-name="T78">Alex </text:span><text:span text:style-name="T54">counter-attack</text:span><text:span text:style-name="T62">s</text:span><text:span text:style-name="T54">.</text:span></text:p>
        </text:list-item>
        <text:list-item>
          <text:p text:style-name="P14"><text:span text:style-name="T78">Alex </text:span><text:span text:style-name="T54">summons help.</text:span></text:p>
        </text:list-item>
        <text:list-item>
          <text:p text:style-name="P18"><text:span text:style-name="T78">Alex </text:span><text:span text:style-name="T54">escapes.</text:span></text:p>
        </text:list-item>
        <text:list-item>
          <text:p text:style-name="P19"><text:span text:style-name="T54">The authorities arrive.</text:span></text:p>
        </text:list-item>
      </text:list>
      <text:p text:style-name="P7"><text:span text:style-name="T91"/></text:p>
      <text:h text:style-name="P68" text:outline-level="3">Compel <text:span text:style-name="T140">c</text:span>ompliance</text:h>
      <text:p text:style-name="P44">PC wants <text:span text:style-name="T142">Alex </text:span>to do something specific. Not just <text:span text:style-name="T96">a</text:span><text:span text:style-name="T101"> reaction, but the particular thing that the PC wants. PC’s </text:span><text:span text:style-name="T108">desire </text:span><text:span text:style-name="T101">could be anything from “be quiet” to “learn this concerto”.</text:span></text:p>
      <text:p text:style-name="P44"><text:span text:style-name="T101"/></text:p>
      <text:p text:style-name="P44"><text:span text:style-name="T101">PC doesn’t need to use threats or force </text:span><text:span text:style-name="T109">on Alex</text:span><text:span text:style-name="T101">. They could use commanding presence, clever manipulation, or just bribery.</text:span></text:p>
      <text:p text:style-name="P44"><text:span text:style-name="T101"/></text:p>
      <text:p text:style-name="P60"><text:span text:style-name="T132">👎</text:span><text:span text:style-name="T54"> </text:span><text:span text:style-name="T72">PC wants </text:span><text:span text:style-name="T76">Alex</text:span><text:span text:style-name="T72"> </text:span><text:span text:style-name="T73">to </text:span><text:span text:style-name="T95">feel positively</text:span><text:span text:style-name="T72"> about them</text:span><text:span text:style-name="T40">—</text:span><text:span text:style-name="T52">schmooze ‘em</text:span><text:span text:style-name="T40">.</text:span></text:p>
      <text:p text:style-name="P60"><text:span text:style-name="T40"/></text:p>
      <text:p text:style-name="P60"><text:span text:style-name="T133">👎</text:span><text:span text:style-name="T40"> PC wants </text:span><text:span text:style-name="T43">to distract </text:span><text:span text:style-name="T42">Alex</text:span><text:span text:style-name="T40"> </text:span><text:span text:style-name="T43">or get them </text:span><text:span text:style-name="T41">to believe a falsehood—</text:span><text:span text:style-name="T53">fool ‘em</text:span><text:span text:style-name="T41">.</text:span></text:p>
      <text:p text:style-name="Horizontal_20_Line"/>
      <text:p text:style-name="P47"><text:span text:style-name="T91">🡒</text:span><text:span text:style-name="T55"> </text:span><text:span text:style-name="T74">PC gets their way and </text:span><text:span text:style-name="T75">Alex</text:span><text:span text:style-name="T74"> </text:span><text:span text:style-name="T83">does as PC says. If Alex is a PC, they get 1 XP for going along with it, but they don’t have to.</text:span></text:p>
      <text:p text:style-name="P47"><text:span text:style-name="T74"/></text:p>
      <text:p text:style-name="P61"><text:span text:style-name="T91">🡕</text:span><text:span text:style-name="T55"> </text:span><text:span text:style-name="T60">Bonus:</text:span></text:p>
      <text:list xml:id="list2060283110" text:style-name="L11">
        <text:list-item>
          <text:p text:style-name="P10"><text:span text:style-name="T60"/></text:p>
        </text:list-item>
      </text:list>
      <text:p text:style-name="P61"><text:span text:style-name="T60"/></text:p>
      <text:p text:style-name="P61"><text:span text:style-name="T91">🡖</text:span><text:span text:style-name="T55"> </text:span><text:span text:style-name="T60">Complication:</text:span></text:p>
      <text:p text:style-name="Horizontal_20_Line"/>
      <text:p text:style-name="P61"><text:span text:style-name="T91">🡓</text:span><text:span text:style-name="T55"> </text:span><text:span text:style-name="T59">What stalled them</text:span><text:span text:style-name="T56">?</text:span></text:p>
      <text:p text:style-name="P61"><text:span text:style-name="T56"/></text:p>
      <text:p text:style-name="P55"><text:span text:style-name="T56">What’s n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348f6b" officeooo:paragraph-rsid="0c849d9f" style:font-size-asian="16pt" style:font-size-complex="16pt"/>
    </style:style>
    <style:style style:name="MT1" style:family="text">
      <style:text-properties officeooo:rsid="0c849d9f"/>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 Common 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30T13:24:28.208768876</dc:date>
    <meta:editing-duration>P8DT1H51M11S</meta:editing-duration>
    <meta:editing-cycles>2968</meta:editing-cycles>
    <meta:generator>LibreOffice/6.0.7.3$Linux_X86_64 LibreOffice_project/00m0$Build-3</meta:generator>
    <meta:print-date>2021-11-12T06:54:01.935995134</meta:print-date>
    <meta:document-statistic meta:table-count="0" meta:image-count="0" meta:object-count="0" meta:page-count="2" meta:paragraph-count="75" meta:word-count="1312" meta:character-count="7307" meta:non-whitespace-character-count="6092"/>
  </office:meta>
</office:document-meta>
</file>